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style>
    <style:style style:name="P4" style:family="paragraph" style:parent-style-name="Standard" style:list-style-name="L1">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paragraph-properties fo:margin-top="0cm" fo:margin-bottom="0cm" fo:text-align="justify" style:justify-single-word="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 3 – Externalisation du travail</text:p>
      <text:p text:style-name="P2">Les supports nomades : le BYOD</text:p>
      <text:p text:style-name="P1"/>
      <text:p text:style-name="P1">1) <text:s/><text:span text:style-name="T1">"Le BYOD de l'anglais Bring Your Own Device (Apportez vos appareils personnels), est une pratique qui consiste à utiliser ses équipements personnels (téléphone, ordinateur portable, tablette électronique) dans un contexte professionnel."</text:span></text:p>
      <text:p text:style-name="P1"/>
      <text:p text:style-name="P1">Lien : <text:a xlink:type="simple" xlink:href="http://fr.wikipedia.org/wiki/Bring_your_own_device" text:style-name="Internet_20_link" text:visited-style-name="Visited_20_Internet_20_Link">http://fr.wikipedia.org/wiki/Bring_your_own_device</text:a></text:p>
      <text:p text:style-name="P1"/>
      <text:p text:style-name="P1">2) 41% des interrogés utilisent le BYOD, 51% ne l'utilisent pas.</text:p>
      <text:p text:style-name="P1">Par ailleurs, on remarque que 51% des personnes appartenant aux CSP+ font usage du BYOD pour 42% qui n'en font pas usage (33% - 59% pour les CSP-), cela peut s'expliquer par une certaine autonomie accordée aux CSP+ liée à un travail qui s'exporte hors des limites du cadre professionnel (projets que l'on continue à la maison etc.)</text:p>
      <text:p text:style-name="P1"/>
      <text:p text:style-name="P1">3) <text:s/>Certaines entreprises favorisent le BYOD, car cela peut engranger une plus grande productivité (du fait de continuer le travail dans le cadre de la vie personnelle, consulter ses mails etc.). Les entreprise peuvent aussi fairedes économies en ne fournissant pas du matériel coûteux à ses employés.</text:p>
      <text:p text:style-name="P1"/>
      <text:p text:style-name="P1">4) La politique d'accès au BYOD s'est <text:s/>fermée, à la place on essaie d'ouvrir le "réseau professionnel" (par le wi-fi au sein de l'entreprise, les réseaux sociaux et la messagerie instantanée). On craint pour la sécurité lorsque les données ne sont pas contrôlées, le BYOD est donc mal vu et les entreprises prennent des mesures préventives.</text:p>
      <text:p text:style-name="P1"/>
      <text:p text:style-name="P1">5) Les problèmes qui se posent sont du fait que le support est personnel alors que les données sont professionnelles, c'est le parfait inverse de la question traitée lors du TD précédent. La loi est encore floue à ce sujet, le support étant propriété du salarié, donc l'employeur n'a pas actuellement de droit concret à accéder à ce matériel. Il faudrait signer des accords formels pour réglementariser cet usage, ce que les entreprises à l'heure actuelle ne font pas toujours.</text:p>
      <text:p text:style-name="P1"/>
      <text:p text:style-name="P1">6) L'utilisation du BYOD comporte un risque, car le traitement de données professionnelles sur un support personnel ne reçoit pas les mesures de sécurité mises en place par l'entreprise : s'il y a piratage, les données sont en danger. Idem si le périphérique est perdu, volé etc. La circulation de ces données dans un univers non protégé présente un risque qui pourraît s'avérer critique pour l'entreprise.</text:p>
      <text:p text:style-name="P1"/>
      <text:p text:style-name="P1">7) a) Les usages du BYOD concernent seulement certaines applications professionnelles comme la messagerie, le calendrier et la gestion des contacts. Les applications pouvant mettre à la lumière des données plus sensibles (cloud...) sont interdites d'utilisation sur un support BYOD.</text:p>
      <text:p text:style-name="P1">b) Chaque appareil est enregistré, doit pouvoir supporter le MDM (Mobil Device Management, gestion des BYOD) et l'employé doit signer une charte de confidentialité.</text:p>
      <text:list xml:id="list1936230095851469616" text:style-name="L1">
        <text:list-item>
          <text:p text:style-name="P4">L'intérêt est de pouvoir mettre dessécurités (code PIN obligatoire), et effacer le contenu à distance en cas de perte ou de vol du périphérique.</text:p>
        </text:list-item>
      </text:list>
      <text:p text:style-name="P1"/>
      <text:p text:style-name="P1"/>
      <text:p text:style-name="P1"/>
      <text:p text:style-name="P1"/>
      <text:p text:style-name="P1"/>
      <text:p text:style-name="P1"/>
      <text:p text:style-name="P1"><text:soft-page-break/></text:p>
      <text:list xml:id="list97538154023029356" text:style-name="L2">
        <text:list-item>
          <text:p text:style-name="P5">L'entreprise achète, l'employé gère et utilise. Cela donne lieu à plusieurs avantages : </text:p>
        </text:list-item>
      </text:list>
      <text:p text:style-name="P1"/>
      <text:list xml:id="list6073353395664098314" text:style-name="L3">
        <text:list-item>
          <text:p text:style-name="P7">une administration facilitée </text:p>
        </text:list-item>
        <text:list-item>
          <text:p text:style-name="P7">une sécurité accrue</text:p>
        </text:list-item>
        <text:list-item>
          <text:p text:style-name="P7">une gestion des frais simplifiée </text:p>
        </text:list-item>
        <text:list-item>
          <text:p text:style-name="P7">une homogénéité du parc d’appareils </text:p>
        </text:list-item>
        <text:list-item>
          <text:p text:style-name="P7">une économie pour le salarié </text:p>
        </text:list-item>
        <text:list-item>
          <text:p text:style-name="P7">une problématique juridique réduite </text:p>
        </text:list-item>
        <text:list-item>
          <text:p text:style-name="P6">un rapport pro/perso plus transparent </text:p>
        </text:list-item>
      </text:list>
      <text:p text:style-name="P1">Lien : <text:a xlink:type="simple" xlink:href="http://www.zdnet.fr/actualites/cope-la-solution-aux-problemes-du-byod-en-europe-39796996.htm" text:style-name="Internet_20_link" text:visited-style-name="Visited_20_Internet_20_Link">http://www.zdnet.fr/actualites/cope-la-solution-aux-problemes-du-byod-en-europe-39796996.htm</text:a></text:p>
      <text:p text:style-name="P1"/>
      <text:p text:style-name="P1"/>
      <text:p text:style-name="P1"/>
      <text:p text:style-name="P1">CORRECTION :</text:p>
      <text:p text:style-name="P1"/>
      <text:p text:style-name="P1">2) Les CSP+ (Ingé, cadre) ont + tendance à déposer des données professionnelles sur un équipement personnel. Pouvoir organiser son travail, travailler à distance... Les entreprises ne s'en rendent pas compte ou alors veulent faire </text:p>
      <text:p text:style-name="P1"/>
      <text:p text:style-name="P1">7)</text:p>
      <text:p text:style-name="P1">A) Qques applis autorisées</text:p>
      <text:p text:style-name="P1">B</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ZOUHIRI Malik – Groupe Info 2B – DROIT DES TIC</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6M27S</meta:editing-duration>
    <meta:editing-cycles>6</meta:editing-cycles>
    <meta:generator>OpenOffice/4.1.0$Win32 OpenOffice.org_project/410m18$Build-9764</meta:generator>
    <dc:date>2014-11-03T16:20:47.31</dc:date>
    <dc:creator>Malik Zouhiri</dc:creator>
    <meta:document-statistic meta:table-count="0" meta:image-count="0" meta:object-count="0" meta:page-count="2" meta:paragraph-count="28" meta:word-count="561" meta:character-count="3606"/>
    <meta:user-defined meta:name="Info 1"/>
    <meta:user-defined meta:name="Info 2"/>
    <meta:user-defined meta:name="Info 3"/>
    <meta:user-defined meta:name="Info 4"/>
  </office:meta>
</office:document-meta>
</file>